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erving_size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ei</text:p>
          </table:table-cell>
          <table:table-cell office:value-type="float" office:value="11" calcext:value-type="float">
            <text:p>11</text:p>
          </table:table-cell>
          <table:table-cell office:value-type="float" office:value="12.9" calcext:value-type="float">
            <text:p>12,9</text:p>
          </table:table-cell>
          <table:table-cell office:value-type="float" office:value="0.5" calcext:value-type="float">
            <text:p>0,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B2] * [.$G2] / 100" office:value-type="float" office:value="6.6" calcext:value-type="float">
            <text:p>6,6</text:p>
          </table:table-cell>
          <table:table-cell table:formula="of:=[.C2] * [.$G2] / 100" office:value-type="float" office:value="7.74" calcext:value-type="float">
            <text:p>7,74</text:p>
          </table:table-cell>
          <table:table-cell table:formula="of:=[.D2] * [.$G2] / 100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apfel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11.4" calcext:value-type="float">
            <text:p>11,4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B3] * [.$G3] / 100" office:value-type="float" office:value="0.15" calcext:value-type="float">
            <text:p>0,15</text:p>
          </table:table-cell>
          <table:table-cell table:formula="of:=[.C3] * [.$G3] / 100" office:value-type="float" office:value="0.45" calcext:value-type="float">
            <text:p>0,45</text:p>
          </table:table-cell>
          <table:table-cell table:formula="of:=[.D3] * [.$G3] / 100" office:value-type="float" office:value="17.1" calcext:value-type="float">
            <text:p>17,1</text:p>
          </table:table-cell>
        </table:table-row>
        <table:table-row table:style-name="ro1">
          <table:table-cell office:value-type="string" calcext:value-type="string">
            <text:p>knäckebro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B4] * [.$G4] / 100" office:value-type="float" office:value="0.52" calcext:value-type="float">
            <text:p>0,52</text:p>
          </table:table-cell>
          <table:table-cell table:formula="of:=[.C4] * [.$G4] / 100" office:value-type="float" office:value="2.34" calcext:value-type="float">
            <text:p>2,34</text:p>
          </table:table-cell>
          <table:table-cell table:formula="of:=[.D4] * [.$G4] / 100" office:value-type="float" office:value="15.6" calcext:value-type="float">
            <text:p>15,6</text:p>
          </table:table-cell>
        </table:table-row>
        <table:table-row table:style-name="ro1">
          <table:table-cell office:value-type="string" calcext:value-type="string">
            <text:p>mandeln</text:p>
          </table:table-cell>
          <table:table-cell office:value-type="float" office:value="50" calcext:value-type="float">
            <text:p>50</text:p>
          </table:table-cell>
          <table:table-cell office:value-type="float" office:value="21.7" calcext:value-type="float">
            <text:p>21,7</text:p>
          </table:table-cell>
          <table:table-cell office:value-type="float" office:value="9.4" calcext:value-type="float">
            <text:p>9,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5] * [.$G5] / 100" office:value-type="float" office:value="7.5" calcext:value-type="float">
            <text:p>7,5</text:p>
          </table:table-cell>
          <table:table-cell table:formula="of:=[.C5] * [.$G5] / 100" office:value-type="float" office:value="3.255" calcext:value-type="float">
            <text:p>3,255</text:p>
          </table:table-cell>
          <table:table-cell table:formula="of:=[.D5] * [.$G5] / 100" office:value-type="float" office:value="1.41" calcext:value-type="float">
            <text:p>1,41</text:p>
          </table:table-cell>
        </table:table-row>
        <table:table-row table:style-name="ro1">
          <table:table-cell office:value-type="string" calcext:value-type="string">
            <text:p>fisch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30" calcext:value-type="float">
            <text:p>530</text:p>
          </table:table-cell>
          <table:table-cell table:formula="of:=[.B6] * [.$G6] / 100" office:value-type="float" office:value="15.9" calcext:value-type="float">
            <text:p>15,9</text:p>
          </table:table-cell>
          <table:table-cell table:formula="of:=[.C6] * [.$G6] / 100" office:value-type="float" office:value="106" calcext:value-type="float">
            <text:p>106</text:p>
          </table:table-cell>
          <table:table-cell table:formula="of:=[.D6] * [.$G6] / 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white</text:p>
          </table:table-cell>
          <table:table-cell office:value-type="float" office:value="0.8" calcext:value-type="float">
            <text:p>0,8</text:p>
          </table:table-cell>
          <table:table-cell office:value-type="float" office:value="6.8" calcext:value-type="float">
            <text:p>6,8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B7] * [.$G7] / 100" office:value-type="float" office:value="1" calcext:value-type="float">
            <text:p>1</text:p>
          </table:table-cell>
          <table:table-cell table:formula="of:=[.C7] * [.$G7] / 100" office:value-type="float" office:value="8.5" calcext:value-type="float">
            <text:p>8,5</text:p>
          </table:table-cell>
          <table:table-cell table:formula="of:=[.D7] * [.$G7] / 100" office:value-type="float" office:value="97.5" calcext:value-type="float">
            <text:p>97,5</text:p>
          </table:table-cell>
        </table:table-row>
        <table:table-row table:style-name="ro1">
          <table:table-cell office:value-type="string" calcext:value-type="string">
            <text:p>müsli_riegel</text:p>
          </table:table-cell>
          <table:table-cell office:value-type="float" office:value="9" calcext:value-type="float">
            <text:p>9</text:p>
          </table:table-cell>
          <table:table-cell office:value-type="float" office:value="6.5" calcext:value-type="float">
            <text:p>6,5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B8] * [.$G8] / 100" office:value-type="float" office:value="3.96" calcext:value-type="float">
            <text:p>3,96</text:p>
          </table:table-cell>
          <table:table-cell table:formula="of:=[.C8] * [.$G8] / 100" office:value-type="float" office:value="2.86" calcext:value-type="float">
            <text:p>2,86</text:p>
          </table:table-cell>
          <table:table-cell table:formula="of:=[.D8] * [.$G8] / 100" office:value-type="float" office:value="29.48" calcext:value-type="float">
            <text:p>29,4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fisch_rice</text:p>
          </table:table-cell>
          <table:table-cell table:formula="of:=([.B12]*[.$E$12] + [.B13]*[.$E$13] )/([.$E$12] + [.$E$13])" office:value-type="float" office:value="2.12" calcext:value-type="float">
            <text:p>2,12</text:p>
          </table:table-cell>
          <table:table-cell table:formula="of:=([.C12]*[.$E$12] + [.C13]*[.$E$13] )/([.$E$12] + [.$E$13])" office:value-type="float" office:value="14.72" calcext:value-type="float">
            <text:p>14,72</text:p>
          </table:table-cell>
          <table:table-cell table:formula="of:=([.D12]*[.$E$12] + [.D13]*[.$E$13] )/([.$E$12] + [.$E$13])" office:value-type="float" office:value="31.2" calcext:value-type="float">
            <text:p>31,2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[.B11] * [.$G11] / 100" office:value-type="float" office:value="3.5192" calcext:value-type="float">
            <text:p>3,5192</text:p>
          </table:table-cell>
          <table:table-cell table:formula="of:=[.C11] * [.$G11] / 100" office:value-type="float" office:value="24.4352" calcext:value-type="float">
            <text:p>24,4352</text:p>
          </table:table-cell>
          <table:table-cell table:formula="of:=[.D11] * [.$G11] / 100" office:value-type="float" office:value="51.792" calcext:value-type="float">
            <text:p>51,792</text:p>
          </table:table-cell>
        </table:table-row>
        <table:table-row table:style-name="ro1">
          <table:table-cell office:value-type="string" calcext:value-type="string">
            <text:p>fisch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e_white</text:p>
          </table:table-cell>
          <table:table-cell office:value-type="float" office:value="0.8" calcext:value-type="float">
            <text:p>0,8</text:p>
          </table:table-cell>
          <table:table-cell office:value-type="float" office:value="6.8" calcext:value-type="float">
            <text:p>6,8</text:p>
          </table:table-cell>
          <table:table-cell office:value-type="float" office:value="78" calcext:value-type="float">
            <text:p>78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SUM([.G2:.G12])" office:value-type="float" office:value="1116" calcext:value-type="float">
            <text:p>1116</text:p>
          </table:table-cell>
          <table:table-cell table:formula="of:=SUM([.H2:.H12])" office:value-type="float" office:value="39.1492" calcext:value-type="float">
            <text:p>39,1492</text:p>
          </table:table-cell>
          <table:table-cell table:formula="of:=SUM([.I2:.I12])" office:value-type="float" office:value="155.5802" calcext:value-type="float">
            <text:p>155,5802</text:p>
          </table:table-cell>
          <table:table-cell table:formula="of:=SUM([.J2:.J12])" office:value-type="float" office:value="213.182" calcext:value-type="float">
            <text:p>213,1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0T14:42:06.196302717</meta:creation-date>
    <dc:date>2016-09-20T23:44:12.061939505</dc:date>
    <meta:editing-duration>PT8H31M45S</meta:editing-duration>
    <meta:editing-cycles>1</meta:editing-cycles>
    <meta:document-statistic meta:table-count="1" meta:cell-count="93" meta:object-count="0"/>
    <meta:generator>LibreOffice/5.2.1.2$Linux_X86_64 LibreOffice_project/20m0$Build-2</meta:generator>
  </office:meta>
</office:document-meta>
</file>